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1c0dd0" officeooo:paragraph-rsid="001c0dd0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c0dd0" officeooo:paragraph-rsid="001cee51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c77b0" officeooo:paragraph-rsid="001c7ff8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 officeooo:paragraph-rsid="001c77b0"/>
    </style:style>
    <style:style style:name="T1" style:family="text">
      <style:text-properties officeooo:rsid="001c7ff8"/>
    </style:style>
    <style:style style:name="T2" style:family="text">
      <style:text-properties officeooo:rsid="001cee51"/>
    </style:style>
    <style:style style:name="T3" style:family="text">
      <style:text-properties officeooo:rsid="001d6321"/>
    </style:style>
    <style:style style:name="T4" style:family="text">
      <style:text-properties officeooo:rsid="001f4c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'un exécutable sous Linux à un worklow de calcul massif distribuable sur toutes les fermes de calcul et sur EGI en moins de 10 minutes avec OpenMOLE</text:p>
      <text:p text:style-name="P3">D'un coté de nombreuses communautés scientifiques utilisent quotidiennement des calculs présentant un aspect naturellement parallèle en exécutant le même programme sur de multiples jeux de données et avec différents <text:span text:style-name="T3">paramétrages</text:span> (pour évaluer les algorithmes ou pour produire des résultats). De l'autre coté, grâce à la mise en place des mésocentres et l'arrivé à maturité d'EGI, l’accès aux moyens de calcul distribué s'est largement généralisé<text:span text:style-name="T2">e</text:span>. Malgré cette adéquation évidente entre besoins et infrastructures, la majeure partie de <text:span text:style-name="T2">ce</text:span>s calculs <text:span text:style-name="T2">naturellement parallèles</text:span> <text:span text:style-name="T1">continuent a être </text:span>menés de manière séquentielle sur <text:span text:style-name="T1">le</text:span>s ordinateurs des chercheurs. <text:span text:style-name="T1">Pour libérer les pratiques, i</text:span>l est donc essentiel de faire tomber cette barrière technologique d’accès au<text:span text:style-name="T1">x</text:span> moyen<text:span text:style-name="T1">s</text:span> <text:span text:style-name="T4">de </text:span>calcul. Dans cette démonstration nous <text:span text:style-name="T1">proposons</text:span> une solution à ce <text:span text:style-name="T1">problème</text:span> et nous montrerons comment passer d'un <text:span text:style-name="T4">simple exécutable</text:span> sous Linux (presque n'importe lequel) <text:span text:style-name="T1">à</text:span> <text:span text:style-name="T1">une</text:span> exécution <text:span text:style-name="T1">distribuée</text:span> sur des milliers de coeur de calcul en moins de 10 minutes. <text:span text:style-name="T4">Une fois adoptées, c</text:span>es nouvelles pratiques permett<text:span text:style-name="T1">ent</text:span> aux chercheurs de concevoir de nouvelles <text:span text:style-name="T1">chaînes</text:span> de traitement <text:span text:style-name="T1">à</text:span> grande échelle sans effort.</text:p>
      <text:p text:style-name="P2"><text:span text:style-name="T2">(www.openmole.org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4:54:49.054964868</meta:creation-date>
    <dc:date>2015-09-24T15:41:04.902409621</dc:date>
    <meta:editing-duration>PT7M54S</meta:editing-duration>
    <meta:editing-cycles>4</meta:editing-cycles>
    <meta:generator>LibreOffice/5.0.1.2$Linux_X86_64 LibreOffice_project/00m0$Build-2</meta:generator>
    <meta:document-statistic meta:table-count="0" meta:image-count="0" meta:object-count="0" meta:page-count="1" meta:paragraph-count="3" meta:word-count="199" meta:character-count="1344" meta:non-whitespace-character-count="1148"/>
  </office:meta>
</office:document-meta>
</file>